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UERRA ESPINOZA, VICTOR ALEXAND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UERRA ESPINOZA, VICTOR ALEXAND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8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UERRA ESPINOZA, VICTOR ALEXAND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EKIN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8136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1:09:2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